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kombinacje pikseli i sprajtów (oraz inverse dla ANTIC4) dla podkolorowanego trybu GTIA10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table:style-name="Default" office:value-type="string" calcext:value-type="string">
            <text:p>hires</text:p>
          </table:table-cell>
          <table:table-cell table:style-name="Default"/>
          <table:table-cell/>
          <table:table-cell table:style-name="Default" office:value-type="string" calcext:value-type="string">
            <text:p>multicolor</text:p>
          </table:table-cell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kolor</text:p>
          </table:table-cell>
          <table:table-cell/>
          <table:table-cell table:style-name="Default" office:value-type="string" calcext:value-type="string">
            <text:p>piksel</text:p>
          </table:table-cell>
          <table:table-cell table:style-name="Default" office:value-type="string" calcext:value-type="string">
            <text:p>sprajt</text:p>
          </table:table-cell>
          <table:table-cell/>
          <table:table-cell table:style-name="Default" office:value-type="string" calcext:value-type="string">
            <text:p>piksel</text:p>
          </table:table-cell>
          <table:table-cell table:style-name="Default" office:value-type="string" calcext:value-type="string">
            <text:p>sprajt</text:p>
          </table:table-cell>
          <table:table-cell table:style-name="Default" office:value-type="string" calcext:value-type="string">
            <text:p>inverse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M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M0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M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M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M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M0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M0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M01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M0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M01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M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M1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M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M1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M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M23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M2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PM2</text:p>
          </table:table-cell>
          <table:table-cell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M2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PM2</text:p>
          </table:table-cell>
          <table:table-cell office:value-type="string" calcext:value-type="string">
            <text:p>+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M2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PM23</text:p>
          </table:table-cell>
          <table:table-cell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M2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PM23</text:p>
          </table:table-cell>
          <table:table-cell office:value-type="string" calcext:value-type="string">
            <text:p>+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M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-</text:p>
          </table:table-cell>
          <table:table-cell table:style-name="ce1"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M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+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6:42:04.395467601</meta:creation-date>
    <dc:date>2020-10-09T18:03:17.835508448</dc:date>
    <meta:editing-duration>PT9M58S</meta:editing-duration>
    <meta:editing-cycles>4</meta:editing-cycles>
    <meta:generator>LibreOffice/6.0.7.3$Linux_X86_64 LibreOffice_project/00m0$Build-3</meta:generator>
    <meta:document-statistic meta:table-count="1" meta:cell-count="134" meta:object-count="0"/>
  </office:meta>
</office:document-meta>
</file>